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/>
    </style:style>
    <style:style style:name="T3" style:parent-style-name="DefaultParagraphFont" style:family="text">
      <style:text-properties style:font-name="Segoe UI" style:font-name-complex="Segoe UI" fo:font-size="10pt" style:font-size-asian="10pt" style:font-size-complex="10pt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ListParagraph" style:list-style-name="LFO1" style:family="paragraph">
      <style:paragraph-properties fo:text-align="justify" fo:line-height="200%"/>
    </style:style>
    <style:style style:name="P7" style:parent-style-name="ListParagraph" style:list-style-name="LFO1" style:family="paragraph">
      <style:paragraph-properties fo:text-align="justify" fo:line-height="200%"/>
    </style:style>
    <style:style style:name="P8" style:parent-style-name="ListParagraph" style:list-style-name="LFO1" style:family="paragraph">
      <style:paragraph-properties fo:text-align="justify" fo:line-height="200%"/>
    </style:style>
    <style:style style:name="P9" style:parent-style-name="ListParagraph" style:list-style-name="LFO1" style:family="paragraph">
      <style:paragraph-properties fo:text-align="justify" fo:line-height="200%"/>
    </style:style>
    <style:style style:name="P10" style:parent-style-name="ListParagraph" style:list-style-name="LFO1" style:family="paragraph">
      <style:paragraph-properties fo:text-align="justify" fo:line-height="200%"/>
    </style:style>
    <style:style style:name="P11" style:parent-style-name="ListParagraph" style:list-style-name="LFO1" style:family="paragraph">
      <style:paragraph-properties fo:text-align="justify" fo:line-height="200%"/>
    </style:style>
    <style:style style:name="P12" style:parent-style-name="ListParagraph" style:list-style-name="LFO1" style:family="paragraph">
      <style:paragraph-properties fo:text-align="justify" fo:line-height="200%"/>
    </style:style>
    <style:style style:name="P13" style:parent-style-name="ListParagraph" style:list-style-name="LFO1" style:family="paragraph">
      <style:paragraph-properties fo:text-align="justify" fo:line-height="200%"/>
    </style:style>
    <style:style style:name="P14" style:parent-style-name="ListParagraph" style:list-style-name="LFO1" style:family="paragraph">
      <style:paragraph-properties fo:text-align="justify" fo:line-height="200%"/>
    </style:style>
  </office:automatic-styles>
  <office:body>
    <office:text text:use-soft-page-breaks="true">
      <text:h text:style-name="P1" text:outline-level="1">Coding Standards</text:h>
      <text:p text:style-name="Normal"/>
      <text:p text:style-name="P2">Below is a list of standards that the team has agreed to maintain during the development of the project.<text:s/>We feel having coding standards will<text:s/><text:span text:style-name="T3">create a consistent look to the code, so that readers can focus on content, not layout. Also enabling readers to understand the code more quickly whilst demonstrating C# best practices.</text:span></text:p>
      <text:p text:style-name="P4"/>
      <text:p text:style-name="P5"/>
      <text:list text:style-name="LFO1" text:continue-numbering="true">
        <text:list-item>
          <text:p text:style-name="P6">SQL keywords must be in upper case.</text:p>
        </text:list-item>
        <text:list-item>
          <text:p text:style-name="P7">Database Tables must be separated with an underscore for every new word in the table’s name.</text:p>
        </text:list-item>
        <text:list-item>
          <text:p text:style-name="P8">For foreign keys within a table, label with a ‘ref’ when referencing the entity.</text:p>
        </text:list-item>
        <text:list-item>
          <text:p text:style-name="P9">All naming conventions (e.g. class names, variable names etc...) must be in Camel Case<text:s/>and short and to the point.</text:p>
        </text:list-item>
        <text:list-item>
          <text:p text:style-name="P10">All classes, methods and variables must be named in relevance with the task being carried out.</text:p>
        </text:list-item>
        <text:list-item>
          <text:p text:style-name="P11">All code must be written and formatted to the appropriate standards.</text:p>
        </text:list-item>
        <text:list-item>
          <text:p text:style-name="P12">Make sure all comments are relevant and any comment out code that is useless remove from code.</text:p>
        </text:list-item>
        <text:list-item>
          <text:p text:style-name="P13">When uploading to Github add relevant summary notes to keep the team in the loop with what work was done.</text:p>
        </text:list-item>
        <text:list-item>
          <text:p text:style-name="P14">Mark work as ‘Done Done’ when a user story/task is complet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5B9BD5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5B9BD5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5B9BD5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_grad</meta:initial-creator>
    <dc:creator>Aidan McCormack</dc:creator>
    <meta:creation-date>2015-10-26T22:24:00Z</meta:creation-date>
    <dc:date>2015-10-26T22:56:00Z</dc:date>
    <meta:template xlink:href="Single%20spaced%20(blank)" xlink:type="simple"/>
    <meta:editing-cycles>1</meta:editing-cycles>
    <meta:editing-duration>PT1920S</meta:editing-duration>
    <meta:user-defined meta:name="_TemplateID">TC027869999991</meta:user-defined>
    <meta:document-statistic meta:page-count="1" meta:paragraph-count="2" meta:word-count="164" meta:character-count="1097" meta:row-count="7" meta:non-whitespace-character-count="935"/>
  </office:meta>
</office:document-meta>
</file>